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use-window-font-color="true" style:font-name="Arial" fo:font-size="12pt" style:font-size-asian="12pt" style:font-size-complex="12pt"/>
    </style:style>
    <style:style style:name="P2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</style:style>
    <style:style style:name="P7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2cm" style:auto-text-indent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9" style:family="paragraph" style:parent-style-name="Text_20_body" style:list-style-name="L1">
      <style:paragraph-properties fo:text-align="start" style:justify-single-word="false">
        <style:tab-stops/>
      </style:paragraph-properties>
      <style:text-properties style:use-window-font-color="true" style:font-name="Arial" fo:font-size="12pt" style:font-size-asian="12pt" style:font-size-complex="12pt"/>
    </style:style>
    <style:style style:name="P10" style:family="paragraph" style:parent-style-name="Text_20_body" style:list-style-name="L2">
      <style:text-properties style:use-window-font-color="true" style:font-name="Arial"/>
    </style:style>
    <style:style style:name="P11" style:family="paragraph" style:parent-style-name="Text_20_body" style:list-style-name="L1">
      <style:paragraph-properties fo:text-align="start" style:justify-single-word="false">
        <style:tab-stops/>
      </style:paragraph-properties>
    </style:style>
    <style:style style:name="P12" style:family="paragraph" style:parent-style-name="Text_20_body" style:list-style-name="L1">
      <style:paragraph-properties fo:text-align="start" style:justify-single-word="false">
        <style:tab-stops/>
      </style:paragraph-properties>
      <style:text-properties fo:font-variant="normal" fo:text-transform="none" style:use-window-font-color="true" style:font-name="Courier New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2"/>
    <style:style style:name="P14" style:family="paragraph" style:parent-style-name="Text_20_body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16" style:family="paragraph" style:parent-style-name="Text_20_body" style:list-style-name="L2">
      <style:paragraph-properties fo:margin-left="3.752cm" fo:margin-right="0cm" fo:text-indent="-0.635cm" style:auto-text-indent="false"/>
    </style:style>
    <style:style style:name="P17" style:family="paragraph" style:parent-style-name="Text_20_body" style:list-style-name="L2">
      <style:paragraph-properties fo:margin-left="3.752cm" fo:margin-right="0cm" fo:text-indent="-0.635cm" style:auto-text-indent="false"/>
      <style:text-properties style:use-window-font-color="true" style:font-name="Arial"/>
    </style:style>
    <style:style style:name="P18" style:family="paragraph" style:parent-style-name="Text_20_body" style:list-style-name="L2">
      <style:paragraph-properties fo:margin-left="3.752cm" fo:margin-right="0cm" fo:text-indent="-0.635cm" style:auto-text-indent="false"/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Heading_20_1">
      <style:paragraph-properties fo:text-align="center" style:justify-single-word="false"/>
      <style:text-properties fo:font-variant="normal" fo:text-transform="none" fo:letter-spacing="normal" fo:font-style="normal" fo:font-weight="bold" style:font-weight-asian="bold" style:font-weight-complex="bold"/>
    </style:style>
    <style:style style:name="P20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style:font-name="Arial" fo:letter-spacing="normal" fo:font-style="normal" fo:font-weight="normal"/>
    </style:style>
    <style:style style:name="T4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4586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4586" style:font-name="Courier New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4586" style:font-name="Courier New" fo:font-size="12pt" fo:letter-spacing="normal" fo:font-style="normal" style:text-underline-style="none" fo:font-weight="normal" fo:background-color="#f9f9f9" style:font-size-asian="12pt" style:font-size-complex="12pt"/>
    </style:style>
    <style:style style:name="T8" style:family="text">
      <style:text-properties fo:font-variant="normal" fo:text-transform="none" fo:color="#004586" style:font-name="Courier New" fo:letter-spacing="normal" fo:font-style="normal" fo:font-weight="normal"/>
    </style:style>
    <style:style style:name="T9" style:family="text">
      <style:text-properties fo:font-variant="normal" fo:text-transform="none" fo:color="#004586" style:text-position="super 58%" style:font-name="Courier New" fo:font-size="12pt" fo:letter-spacing="normal" fo:font-style="normal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4586" style:text-position="super 58%" style:font-name="Courier New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4586" style:text-position="super 58%" style:font-name="Courier New" fo:letter-spacing="normal" fo:font-style="normal" fo:font-weight="normal"/>
    </style:style>
    <style:style style:name="T12" style:family="text">
      <style:text-properties fo:font-variant="normal" fo:text-transform="none" fo:color="#004586" style:text-position="super 58%" style:font-name="Courier New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4586" style:text-position="0% 100%" style:font-name="Courier New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004586" style:text-position="0% 100%" style:font-name="Courier New" fo:letter-spacing="normal" fo:font-style="normal" fo:font-weight="normal"/>
    </style:style>
    <style:style style:name="T15" style:family="text">
      <style:text-properties fo:font-variant="normal" fo:text-transform="none" fo:color="#004586" style:font-name="Arial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004586" style:font-name="Courier New" fo:letter-spacing="normal" fo:font-style="normal" fo:font-weight="bold" style:font-weight-asian="bold" style:font-weight-complex="bold"/>
    </style:style>
    <style:style style:name="T17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font-size="12pt" fo:letter-spacing="normal" fo:font-style="normal" fo:font-weight="normal" fo:background-color="transparent" style:font-size-asian="12pt" style:font-size-complex="12pt"/>
    </style:style>
    <style:style style:name="T19" style:family="text">
      <style:text-properties fo:font-variant="normal" fo:text-transform="none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style:font-name="Courier New" fo:letter-spacing="normal" fo:font-style="normal" fo:font-weight="normal"/>
    </style:style>
    <style:style style:name="T21" style:family="text">
      <style:text-properties fo:font-variant="normal" fo:text-transform="none" style:font-name="Courier New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c5000b" style:font-name="Courier New" fo:letter-spacing="normal" fo:font-style="normal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c5000b"/>
    </style:style>
    <style:style style:name="T25" style:family="text">
      <style:text-properties fo:color="#579d1c"/>
    </style:style>
    <style:style style:name="T26" style:family="text">
      <style:text-properties fo:color="#00ae00"/>
    </style:style>
    <style:style style:name="T27" style:family="text">
      <style:text-properties fo:color="#00ae00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Acordo de chaves através do método Diffie Hellman</text:h>
      <text:p text:style-name="P2"/>
      <text:p text:style-name="P1"><text:span text:style-name="T2">Aluno</text:span><text:span text:style-name="T1">: Lucas Pereira da Silva (10100754)</text:span></text:p>
      <text:p text:style-name="P2"/>
      <text:p text:style-name="P5"><text:span text:style-name="T1">O método Diffie Hellman consiste inicialmente da geração de um número primo </text:span><text:span text:style-name="T16">p</text:span><text:span text:style-name="T1">. Também é preciso determinar uma raiz primitiva </text:span><text:span text:style-name="T16">r</text:span><text:span text:style-name="T1"> do número primo </text:span><text:span text:style-name="T16">p</text:span><text:span text:style-name="T1"> em questão. A determinação da raiz primitiva </text:span><text:span text:style-name="T16">r</text:span><text:span text:style-name="T1"> é a parte mais custosa do método já que para realiza-lá é necessário conhecer os fatores primos de </text:span><text:span text:style-name="T16">p-1</text:span><text:span text:style-name="T1">. Devido a esse fato, o programa desenvolvido não consegue trabalhar com números com precisão de 100 dígitos decimais em tempo hábil.</text:span></text:p>
      <text:p text:style-name="P5"><text:span text:style-name="T1">Tendo o número primo </text:span><text:span text:style-name="T16">p</text:span><text:span text:style-name="T1"> e uma de suas raízes primitivas </text:span><text:span text:style-name="T16">r</text:span><text:span text:style-name="T1">, cada entidade deverá gerar um número privado (</text:span><text:span text:style-name="T16">xa</text:span><text:span text:style-name="T1"> e </text:span><text:span text:style-name="T16">xb</text:span><text:span text:style-name="T1">) que deve ser menor que </text:span><text:span text:style-name="T16">p</text:span><text:span text:style-name="T1">. Através de uma operação de exponenciação modular é necessário que cada entidade cacule um número compartilhado (</text:span><text:span text:style-name="T16">ya</text:span><text:span text:style-name="T1"> e </text:span><text:span text:style-name="T16">yb</text:span><text:span text:style-name="T1">). A entidade </text:span><text:span text:style-name="T22">A</text:span><text:span text:style-name="T1"> calcula </text:span><text:span text:style-name="T16">ya</text:span><text:span text:style-name="T1"> através de </text:span><text:span text:style-name="T16">r</text:span><text:span text:style-name="T12">xa </text:span><text:span text:style-name="T16">mod p</text:span><text:span text:style-name="T1">, enquanto que a entidade </text:span><text:span text:style-name="T22">B</text:span><text:span text:style-name="T1"> calcula </text:span><text:span text:style-name="T16">yb</text:span><text:span text:style-name="T1"> como </text:span><text:span text:style-name="T16">r</text:span><text:span text:style-name="T12">xb </text:span><text:span text:style-name="T16">mod p</text:span><text:span text:style-name="T1">. As entidades devem então trocar os seus números compartilhados.</text:span></text:p>
      <text:p text:style-name="P5"><text:span text:style-name="T1">Em posse do número compartilhado da entidade alheia e em posse do seu número privado, a entidade em questão poderá calcular a chave simétrica que será usada por ambas entidades no processo de ciframento e deciframento. Para calcular a chave, basta realizar uma operação de exponenciação modular. A entidade </text:span><text:span text:style-name="T22">A</text:span><text:span text:style-name="T1"> calcula a chave através de </text:span><text:span text:style-name="T16">yb</text:span><text:span text:style-name="T12">xa </text:span><text:span text:style-name="T16">mod p</text:span><text:span text:style-name="T1">, enquanto que para a entidade </text:span><text:span text:style-name="T22">B</text:span><text:span text:style-name="T1"> calcular a chave basta utilizar </text:span><text:span text:style-name="T16">ya</text:span><text:span text:style-name="T12">xb </text:span><text:span text:style-name="T16">mod p</text:span><text:span text:style-name="T1">.</text:span></text:p>
      <text:p text:style-name="P5"><text:span text:style-name="T1">É importante mencionar que a operação de exponenciação modular, usada no cálculo do número compartilhado e no cálculo da chave, é uma operação relativamente simples de ser computada. O que garante a segurança do método é que mesmo que exista um interceptador que tenha <text:s/>acesso aos números compartilhados das entidades, se torna computacionalmente inviável para esse interceptador realizar a operação inversa <text:s/>(logaritmo discreto) e, com isso, encontrar a chave.</text:span></text:p>
      <text:p text:style-name="P7"/>
      <text:h text:style-name="P20" text:outline-level="1">Código Fonte</text:h>
      <text:p text:style-name="P3"/>
      <text:p text:style-name="P4">package br.ufsc.inf.ine5429.diffieHellman;</text:p>
      <text:p text:style-name="P4"/>
      <text:p text:style-name="P4">import br.ufsc.inf.ine5429.millerRabin.MillerRabin;</text:p>
      <text:p text:style-name="P4">import br.ufsc.inf.ine5429.raizPrimitiva.RaizPrimitiva;</text:p>
      <text:p text:style-name="P4">import java.math.BigInteger;</text:p>
      <text:p text:style-name="P4">import java.util.Random;</text:p>
      <text:p text:style-name="P4"/>
      <text:p text:style-name="P4">public class DiffieHellman {</text:p>
      <text:p text:style-name="P4"><text:soft-page-break/><text:tab/>private BigInteger primo;</text:p>
      <text:p text:style-name="P4"><text:tab/>private BigInteger raizPrimitivaDoPrimo;</text:p>
      <text:p text:style-name="P4"><text:tab/>private Entidade entidadeA;</text:p>
      <text:p text:style-name="P4"><text:tab/>private Entidade entidadeB;</text:p>
      <text:p text:style-name="P4"><text:tab/>private Random geradorAleatorio;</text:p>
      <text:p text:style-name="P4"/>
      <text:p text:style-name="P4"><text:tab/><text:span text:style-name="T27">// Gera o número primo p a ser utilizado no acordo.</text:span></text:p>
      <text:p text:style-name="P4"><text:tab/>public BigInteger calcularPrimo() {</text:p>
      <text:p text:style-name="P4"><text:tab/><text:tab/>MillerRabin millerRabin = new MillerRabin(10);</text:p>
      <text:p text:style-name="P4"><text:tab/><text:tab/>primo = millerRabin.encontrarProvavelPrimo();</text:p>
      <text:p text:style-name="P4"><text:tab/><text:tab/>geradorAleatorio = new Random();</text:p>
      <text:p text:style-name="P4"><text:tab/><text:tab/>return primo;</text:p>
      <text:p text:style-name="P4"><text:tab/>}</text:p>
      <text:p text:style-name="P4"/>
      <text:p text:style-name="P4"><text:tab/><text:span text:style-name="T27">// Calcula uma raiz primitiva do número primo p gerado.</text:span></text:p>
      <text:p text:style-name="P4"><text:tab/>public BigInteger calcularRaizPrimitivaDoPrimo() {</text:p>
      <text:p text:style-name="P4"><text:tab/><text:tab/>RaizPrimitiva raizPrimitiva = new RaizPrimitiva(primo);</text:p>
      <text:p text:style-name="P4"><text:tab/><text:tab/>raizPrimitivaDoPrimo = raizPrimitiva.encontrarRaizPrimitivaDePrimo();</text:p>
      <text:p text:style-name="P4"><text:tab/><text:tab/>return raizPrimitivaDoPrimo;</text:p>
      <text:p text:style-name="P4"><text:tab/>}</text:p>
      <text:p text:style-name="P4"/>
      <text:p text:style-name="P4"><text:tab/><text:span text:style-name="T27">// Realiza o acordo de chaves.</text:span></text:p>
      <text:p text:style-name="P4"><text:tab/>public void iniciarAcordoDeChaves() {</text:p>
      <text:p text:style-name="P4"><text:tab/><text:tab/>entidadeA = new Entidade();</text:p>
      <text:p text:style-name="P4"><text:tab/><text:tab/>entidadeB = new Entidade();</text:p>
      <text:p text:style-name="P4"><text:tab/><text:tab/>BigInteger xa = entidadeA.gerarNumeroPrivado();</text:p>
      <text:p text:style-name="P4"><text:tab/><text:tab/>BigInteger xb = entidadeB.gerarNumeroPrivado();</text:p>
      <text:p text:style-name="P4"><text:tab/><text:tab/>BigInteger ya = entidadeA.calcularNumeroCompartilhado();</text:p>
      <text:p text:style-name="P4"><text:tab/><text:tab/>BigInteger yb = entidadeB.calcularNumeroCompartilhado();</text:p>
      <text:p text:style-name="P4"><text:tab/><text:tab/>entidadeA.receberNumeroCompartilhadoDaOutraEntidade(yb);</text:p>
      <text:p text:style-name="P4"><text:tab/><text:tab/>entidadeB.receberNumeroCompartilhadoDaOutraEntidade(ya);</text:p>
      <text:p text:style-name="P4"><text:tab/><text:tab/>BigInteger ka = entidadeA.calcularChave();</text:p>
      <text:p text:style-name="P4"><text:tab/><text:tab/>BigInteger kb = entidadeB.calcularChave();</text:p>
      <text:p text:style-name="P4"><text:tab/><text:tab/>System.out.printf("Acordo de chaves iniciado.\n");</text:p>
      <text:p text:style-name="P4"><text:tab/><text:tab/>System.out.printf("xa gerado: %d.\n", xa);</text:p>
      <text:p text:style-name="P4"><text:tab/><text:tab/>System.out.printf("xb gerado: %d.\n", xb);</text:p>
      <text:p text:style-name="P4"><text:tab/><text:tab/>System.out.printf("ya calculado: %d.\n", ya);</text:p>
      <text:p text:style-name="P4"><text:tab/><text:tab/>System.out.printf("yb calculado: %d.\n", yb);</text:p>
      <text:p text:style-name="P4"><text:soft-page-break/><text:tab/><text:tab/>System.out.printf("ka calculada: %d.\n", ka);</text:p>
      <text:p text:style-name="P4"><text:tab/><text:tab/>System.out.printf("ka calculada: %d.\n", kb);</text:p>
      <text:p text:style-name="P4"><text:tab/><text:tab/>System.out.printf("Acordo de chaves finalizado.\n");</text:p>
      <text:p text:style-name="P4"><text:tab/>}</text:p>
      <text:p text:style-name="P4"/>
      <text:p text:style-name="P4"><text:tab/><text:span text:style-name="T27">// Representa uma entidade participante do acordo de chaves.</text:span></text:p>
      <text:p text:style-name="P4"><text:tab/>private class Entidade {</text:p>
      <text:p text:style-name="P4"><text:tab/><text:tab/>private BigInteger numeroPrivado;</text:p>
      <text:p text:style-name="P4"><text:tab/><text:tab/>private BigInteger numeroCompartilhado;</text:p>
      <text:p text:style-name="P4"><text:tab/><text:tab/>private BigInteger numeroCompartilhadoDaOutraEntidade;</text:p>
      <text:p text:style-name="P4"><text:tab/><text:tab/>private BigInteger chave;</text:p>
      <text:p text:style-name="P4"/>
      <text:p text:style-name="P4"><text:tab/><text:tab/><text:span text:style-name="T27">// Gera o seu número privado que será utilizado para calcular a chave.</text:span></text:p>
      <text:p text:style-name="P4"><text:tab/><text:tab/>public BigInteger gerarNumeroPrivado() {</text:p>
      <text:p text:style-name="P4"><text:tab/><text:tab/><text:tab/>do {</text:p>
      <text:p text:style-name="P4"><text:tab/><text:tab/><text:tab/><text:tab/>numeroPrivado = new BigInteger(primo.bitCount(), geradorAleatorio);</text:p>
      <text:p text:style-name="P4"><text:tab/><text:tab/><text:tab/>} while (numeroPrivado.compareTo(primo) &gt;= 0);</text:p>
      <text:p text:style-name="P4"><text:tab/><text:tab/><text:tab/>return numeroPrivado;</text:p>
      <text:p text:style-name="P4"><text:tab/><text:tab/>}</text:p>
      <text:p text:style-name="P4"/>
      <text:p text:style-name="P4"><text:tab/><text:tab/><text:span text:style-name="T27">// Calcula o número compartilhado a ser usado pela outra entidade.</text:span></text:p>
      <text:p text:style-name="P4"><text:tab/><text:tab/>public BigInteger calcularNumeroCompartilhado() {</text:p>
      <text:p text:style-name="P4"><text:tab/><text:tab/><text:tab/>numeroCompartilhado = raizPrimitivaDoPrimo.modPow(numeroPrivado, primo);</text:p>
      <text:p text:style-name="P4"><text:tab/><text:tab/><text:tab/>return numeroCompartilhado;</text:p>
      <text:p text:style-name="P4"><text:tab/><text:tab/>}</text:p>
      <text:p text:style-name="P4"/>
      <text:p text:style-name="P4"><text:tab/><text:tab/><text:span text:style-name="T27">// Recebe o número compartilhado da outra entidade.</text:span></text:p>
      <text:p text:style-name="P4"><text:tab/><text:tab/>public void receberNumeroCompartilhadoDaOutraEntidade(BigInteger numeroCompartilhadoDaOutraEntidade) {</text:p>
      <text:p text:style-name="P4"><text:tab/><text:tab/><text:tab/>this.numeroCompartilhadoDaOutraEntidade = numeroCompartilhadoDaOutraEntidade;</text:p>
      <text:p text:style-name="P4"><text:tab/><text:tab/>}</text:p>
      <text:p text:style-name="P4"/>
      <text:p text:style-name="P4"><text:tab/><text:tab/><text:span text:style-name="T27">// Calcula a chave através do número compartilhado da outra entidade e do número privado.</text:span></text:p>
      <text:p text:style-name="P4"><text:tab/><text:tab/>public BigInteger calcularChave() {</text:p>
      <text:p text:style-name="P4"><text:tab/><text:tab/><text:tab/>chave = numeroCompartilhadoDaOutraEntidade.modPow(numeroPrivado, primo);</text:p>
      <text:p text:style-name="P4"><text:soft-page-break/><text:tab/><text:tab/><text:tab/>return chave;</text:p>
      <text:p text:style-name="P4"><text:tab/><text:tab/>}</text:p>
      <text:p text:style-name="P4"><text:tab/>}</text:p>
      <text:p text:style-name="P4"/>
      <text:p text:style-name="P4"><text:tab/>public static void main(String[] argumentos) {</text:p>
      <text:p text:style-name="P4"><text:tab/><text:tab/>DiffieHellman diffieHellman = new DiffieHellman();</text:p>
      <text:p text:style-name="P4"><text:tab/><text:tab/>System.out.printf("Número primo: %d.\n", diffieHellman.calcularPrimo());</text:p>
      <text:p text:style-name="P4"><text:tab/><text:tab/>System.out.printf("Raiz primitiva do número primo: %d.\n", diffieHellman.calcularRaizPrimitivaDoPrimo());</text:p>
      <text:p text:style-name="P4"><text:tab/><text:tab/>diffieHellman.iniciarAcordoDeChaves(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</meta:initial-creator>
    <meta:creation-date>2013-04-19T22:02:07</meta:creation-date>
    <dc:date>2013-05-05T02:12:56</dc:date>
    <dc:creator>Lucas </dc:creator>
    <meta:editing-duration>PT7H42M29S</meta:editing-duration>
    <meta:editing-cycles>44</meta:editing-cycles>
    <meta:generator>LibreOffice/3.5$Linux_x86 LibreOffice_project/350m1$Build-2</meta:generator>
    <meta:document-statistic meta:table-count="0" meta:image-count="0" meta:object-count="0" meta:page-count="4" meta:paragraph-count="87" meta:word-count="616" meta:character-count="5176" meta:non-whitespace-character-count="4508"/>
  </office:meta>
</office:document-meta>
</file>